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education_Reciprocity of haters" table:style-name="ta1">
        <table:shapes>
          <draw:frame draw:z-index="0" draw:style-name="gr1" draw:text-style-name="P1" svg:width="6.2988in" svg:height="3.5429in" svg:x="8.3665in" svg:y="0.6299in">
            <draw:object draw:notify-on-update-of-ranges="'summary_counter_education_Reciprocity of haters'.A2:'summary_counter_education_Reciprocity of haters'.A6 'summary_counter_education_Reciprocity of haters'.B1:'summary_counter_education_Reciprocity of haters'.B1 'summary_counter_education_Reciprocity of haters'.B2:'summary_counter_education_Reciprocity of haters'.B6 'summary_counter_education_Reciprocity of haters'.C1:'summary_counter_education_Reciprocity of haters'.C1 'summary_counter_education_Reciprocity of haters'.C2:'summary_counter_education_Reciprocity of haters'.C6 'summary_counter_education_Reciprocity of haters'.D1:'summary_counter_education_Reciprocity of haters'.D1 'summary_counter_education_Reciprocity of haters'.D2:'summary_counter_education_Reciprocity of haters'.D6 'summary_counter_education_Reciprocity of haters'.E1:'summary_counter_education_Reciprocity of haters'.E1 'summary_counter_education_Reciprocity of haters'.E2:'summary_counter_education_Reciprocity of haters'.E6 'summary_counter_education_Reciprocity of haters'.F1:'summary_counter_education_Reciprocity of haters'.F1 'summary_counter_education_Reciprocity of haters'.F2:'summary_counter_education_Reciprocity of haters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ate_score_dist_alpha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6" calcext:value-type="float">
            <text:p>0.73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96091232566228" calcext:value-type="float">
            <text:p>0.796091232566228</text:p>
          </table:table-cell>
          <table:table-cell office:value-type="float" office:value="0.791678732845279" calcext:value-type="float">
            <text:p>0.791678732845279</text:p>
          </table:table-cell>
          <table:table-cell office:value-type="float" office:value="0.773275947769723" calcext:value-type="float">
            <text:p>0.773275947769723</text:p>
          </table:table-cell>
          <table:table-cell office:value-type="float" office:value="0.767594805190044" calcext:value-type="float">
            <text:p>0.767594805190044</text:p>
          </table:table-cell>
          <table:table-cell office:value-type="float" office:value="0.765763004128025" calcext:value-type="float">
            <text:p>0.7657630041280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3419786574531" calcext:value-type="float">
            <text:p>0.823419786574531</text:p>
          </table:table-cell>
          <table:table-cell office:value-type="float" office:value="0.810413762299879" calcext:value-type="float">
            <text:p>0.810413762299879</text:p>
          </table:table-cell>
          <table:table-cell office:value-type="float" office:value="0.790268580677452" calcext:value-type="float">
            <text:p>0.790268580677452</text:p>
          </table:table-cell>
          <table:table-cell office:value-type="float" office:value="0.78870147793965" calcext:value-type="float">
            <text:p>0.78870147793965</text:p>
          </table:table-cell>
          <table:table-cell office:value-type="float" office:value="0.782044916557249" calcext:value-type="float">
            <text:p>0.782044916557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5925271045929" calcext:value-type="float">
            <text:p>0.845925271045929</text:p>
          </table:table-cell>
          <table:table-cell office:value-type="float" office:value="0.833849659394257" calcext:value-type="float">
            <text:p>0.833849659394257</text:p>
          </table:table-cell>
          <table:table-cell office:value-type="float" office:value="0.83134916683528" calcext:value-type="float">
            <text:p>0.83134916683528</text:p>
          </table:table-cell>
          <table:table-cell office:value-type="float" office:value="0.824228937370784" calcext:value-type="float">
            <text:p>0.824228937370784</text:p>
          </table:table-cell>
          <table:table-cell office:value-type="float" office:value="0.810435915525809" calcext:value-type="float">
            <text:p>0.810435915525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6689696286053" calcext:value-type="float">
            <text:p>0.886689696286053</text:p>
          </table:table-cell>
          <table:table-cell office:value-type="float" office:value="0.885452918253021" calcext:value-type="float">
            <text:p>0.885452918253021</text:p>
          </table:table-cell>
          <table:table-cell office:value-type="float" office:value="0.884836796572835" calcext:value-type="float">
            <text:p>0.884836796572835</text:p>
          </table:table-cell>
          <table:table-cell office:value-type="float" office:value="0.870816916940355" calcext:value-type="float">
            <text:p>0.870816916940355</text:p>
          </table:table-cell>
          <table:table-cell office:value-type="float" office:value="0.863236937748393" calcext:value-type="float">
            <text:p>0.863236937748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0:15:51.919897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8T15:06:52.567486256</dc:date>
    <meta:editing-duration>PT4H52M49S</meta:editing-duration>
    <meta:editing-cycles>3</meta:editing-cycles>
    <meta:generator>LibreOffice/7.0.3.1$Linux_X86_64 LibreOffice_project/00$Build-1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7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education_Reciprocity of haters'.A1:'summary_counter_education_Reciprocity of haters'.F6" chart:data-source-has-labels="both" svg:x="1.331cm" svg:y="0.18cm" svg:width="12.264cm" svg:height="7.659cm">
          <chart:coordinate-region svg:x="2.243cm" svg:y="0.379cm" svg:width="11.258cm" svg:height="6.814cm"/>
          <chart:axis chart:dimension="x" chart:name="primary-x" chart:style-name="ch4" chartooo:axis-type="auto">
            <chartooo:date-scale/>
            <chart:title svg:x="6.996cm" svg:y="8.019cm" chart:style-name="ch5">
              <text:p>alpha</text:p>
            </chart:title>
            <chart:categories table:cell-range-address="'summary_counter_education_Reciprocity of haters'.A2:'summary_counter_education_Reciprocity of haters'.A6"/>
          </chart:axis>
          <chart:axis chart:dimension="y" chart:name="primary-y" chart:style-name="ch6">
            <chart:title svg:x="0.451cm" svg:y="5.469cm" chart:style-name="ch7">
              <text:p>reciprocity of haters</text:p>
            </chart:title>
            <chart:grid chart:style-name="ch8" chart:class="major"/>
          </chart:axis>
          <chart:series chart:style-name="ch9" chart:values-cell-range-address="'summary_counter_education_Reciprocity of haters'.B2:'summary_counter_education_Reciprocity of haters'.B6" chart:label-cell-address="'summary_counter_education_Reciprocity of haters'.B1:'summary_counter_education_Reciprocity of haters'.B1" chart:class="chart:line">
            <chart:data-point chart:repeated="5"/>
          </chart:series>
          <chart:series chart:style-name="ch10" chart:values-cell-range-address="'summary_counter_education_Reciprocity of haters'.C2:'summary_counter_education_Reciprocity of haters'.C6" chart:label-cell-address="'summary_counter_education_Reciprocity of haters'.C1:'summary_counter_education_Reciprocity of haters'.C1" chart:class="chart:line">
            <chart:data-point chart:repeated="5"/>
          </chart:series>
          <chart:series chart:style-name="ch11" chart:values-cell-range-address="'summary_counter_education_Reciprocity of haters'.D2:'summary_counter_education_Reciprocity of haters'.D6" chart:label-cell-address="'summary_counter_education_Reciprocity of haters'.D1:'summary_counter_education_Reciprocity of haters'.D1" chart:class="chart:line">
            <chart:data-point chart:repeated="5"/>
          </chart:series>
          <chart:series chart:style-name="ch12" chart:values-cell-range-address="'summary_counter_education_Reciprocity of haters'.E2:'summary_counter_education_Reciprocity of haters'.E6" chart:label-cell-address="'summary_counter_education_Reciprocity of haters'.E1:'summary_counter_education_Reciprocity of haters'.E1" chart:class="chart:line">
            <chart:data-point chart:repeated="5"/>
          </chart:series>
          <chart:series chart:style-name="ch13" chart:values-cell-range-address="'summary_counter_education_Reciprocity of haters'.F2:'summary_counter_education_Reciprocity of haters'.F6" chart:label-cell-address="'summary_counter_education_Reciprocity of haters'.F1:'summary_counter_education_Reciprocity of haters'.F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education_Reciprocity of haters'.B1:'summary_counter_education_Reciprocity of haters'.B1</svg:desc>
                </draw:g>
              </table:table-cell>
              <table:table-cell office:value-type="string">
                <text:p>500</text:p>
                <draw:g>
                  <svg:desc>'summary_counter_education_Reciprocity of haters'.C1:'summary_counter_education_Reciprocity of haters'.C1</svg:desc>
                </draw:g>
              </table:table-cell>
              <table:table-cell office:value-type="string">
                <text:p>1000</text:p>
                <draw:g>
                  <svg:desc>'summary_counter_education_Reciprocity of haters'.D1:'summary_counter_education_Reciprocity of haters'.D1</svg:desc>
                </draw:g>
              </table:table-cell>
              <table:table-cell office:value-type="string">
                <text:p>2000</text:p>
                <draw:g>
                  <svg:desc>'summary_counter_education_Reciprocity of haters'.E1:'summary_counter_education_Reciprocity of haters'.E1</svg:desc>
                </draw:g>
              </table:table-cell>
              <table:table-cell office:value-type="string">
                <text:p>5000</text:p>
                <draw:g>
                  <svg:desc>'summary_counter_education_Reciprocity of haters'.F1:'summary_counter_education_Reciprocity of haters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summary_counter_education_Reciprocity of haters'.A2:'summary_counter_education_Reciprocity of haters'.A6</svg:desc>
                </draw:g>
              </table:table-cell>
              <table:table-cell office:value-type="float" office:value="0.725">
                <text:p>0.725</text:p>
                <draw:g>
                  <svg:desc>'summary_counter_education_Reciprocity of haters'.B2:'summary_counter_education_Reciprocity of haters'.B6</svg:desc>
                </draw:g>
              </table:table-cell>
              <table:table-cell office:value-type="float" office:value="0.751">
                <text:p>0.751</text:p>
                <draw:g>
                  <svg:desc>'summary_counter_education_Reciprocity of haters'.C2:'summary_counter_education_Reciprocity of haters'.C6</svg:desc>
                </draw:g>
              </table:table-cell>
              <table:table-cell office:value-type="float" office:value="0.736">
                <text:p>0.736</text:p>
                <draw:g>
                  <svg:desc>'summary_counter_education_Reciprocity of haters'.D2:'summary_counter_education_Reciprocity of haters'.D6</svg:desc>
                </draw:g>
              </table:table-cell>
              <table:table-cell office:value-type="float" office:value="0.758">
                <text:p>0.758</text:p>
                <draw:g>
                  <svg:desc>'summary_counter_education_Reciprocity of haters'.E2:'summary_counter_education_Reciprocity of haters'.E6</svg:desc>
                </draw:g>
              </table:table-cell>
              <table:table-cell office:value-type="float" office:value="0.761">
                <text:p>0.761</text:p>
                <draw:g>
                  <svg:desc>'summary_counter_education_Reciprocity of haters'.F2:'summary_counter_education_Reciprocity of haters'.F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96091232566228">
                <text:p>0.796091232566228</text:p>
              </table:table-cell>
              <table:table-cell office:value-type="float" office:value="0.791678732845279">
                <text:p>0.791678732845279</text:p>
              </table:table-cell>
              <table:table-cell office:value-type="float" office:value="0.773275947769723">
                <text:p>0.773275947769723</text:p>
              </table:table-cell>
              <table:table-cell office:value-type="float" office:value="0.767594805190044">
                <text:p>0.767594805190044</text:p>
              </table:table-cell>
              <table:table-cell office:value-type="float" office:value="0.765763004128025">
                <text:p>0.7657630041280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23419786574531">
                <text:p>0.823419786574531</text:p>
              </table:table-cell>
              <table:table-cell office:value-type="float" office:value="0.810413762299879">
                <text:p>0.810413762299879</text:p>
              </table:table-cell>
              <table:table-cell office:value-type="float" office:value="0.790268580677452">
                <text:p>0.790268580677452</text:p>
              </table:table-cell>
              <table:table-cell office:value-type="float" office:value="0.78870147793965">
                <text:p>0.78870147793965</text:p>
              </table:table-cell>
              <table:table-cell office:value-type="float" office:value="0.782044916557249">
                <text:p>0.7820449165572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45925271045929">
                <text:p>0.845925271045929</text:p>
              </table:table-cell>
              <table:table-cell office:value-type="float" office:value="0.833849659394257">
                <text:p>0.833849659394257</text:p>
              </table:table-cell>
              <table:table-cell office:value-type="float" office:value="0.83134916683528">
                <text:p>0.83134916683528</text:p>
              </table:table-cell>
              <table:table-cell office:value-type="float" office:value="0.824228937370784">
                <text:p>0.824228937370784</text:p>
              </table:table-cell>
              <table:table-cell office:value-type="float" office:value="0.810435915525809">
                <text:p>0.8104359155258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86689696286053">
                <text:p>0.886689696286053</text:p>
              </table:table-cell>
              <table:table-cell office:value-type="float" office:value="0.885452918253021">
                <text:p>0.885452918253021</text:p>
              </table:table-cell>
              <table:table-cell office:value-type="float" office:value="0.884836796572835">
                <text:p>0.884836796572835</text:p>
              </table:table-cell>
              <table:table-cell office:value-type="float" office:value="0.870816916940355">
                <text:p>0.870816916940355</text:p>
              </table:table-cell>
              <table:table-cell office:value-type="float" office:value="0.863236937748393">
                <text:p>0.863236937748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